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officeooo:rsid="0012f521" officeooo:paragraph-rsid="0012f521" style:font-size-asian="26pt" style:language-asian="zh" style:country-asian="CN" style:font-weight-asian="bold" style:font-size-complex="26pt" style:font-weight-complex="bold"/>
    </style:style>
    <style:style style:name="P2" style:family="paragraph" style:parent-style-name="Standard">
      <style:text-properties fo:font-size="18.25pt" fo:font-weight="normal" officeooo:rsid="0012f521" officeooo:paragraph-rsid="0012f521" style:font-size-asian="16pt" style:language-asian="zh" style:country-asian="CN" style:font-weight-asian="normal" style:font-size-complex="18.25pt" style:font-weight-complex="normal"/>
    </style:style>
    <style:style style:name="P3" style:family="paragraph" style:parent-style-name="Standard">
      <style:text-properties fo:font-size="18.25pt" fo:font-weight="normal" officeooo:rsid="00195af3" officeooo:paragraph-rsid="00195af3" style:font-size-asian="16pt" style:language-asian="zh" style:country-asian="CN" style:font-weight-asian="normal" style:font-size-complex="18.25pt" style:font-weight-complex="normal"/>
    </style:style>
    <style:style style:name="P4" style:family="paragraph" style:parent-style-name="Standard">
      <style:text-properties fo:font-size="18.25pt" fo:font-weight="normal" officeooo:rsid="001afac8" officeooo:paragraph-rsid="001afac8" style:font-size-asian="16pt" style:language-asian="zh" style:country-asian="CN" style:font-weight-asian="normal" style:font-size-complex="18.25pt" style:font-weight-complex="normal"/>
    </style:style>
    <style:style style:name="P5" style:family="paragraph" style:parent-style-name="Standard">
      <style:text-properties fo:font-size="18.25pt" fo:font-weight="normal" officeooo:rsid="001afac8" officeooo:paragraph-rsid="001cf4c4" style:font-size-asian="16pt" style:language-asian="zh" style:country-asian="CN" style:font-weight-asian="normal" style:font-size-complex="18.25pt" style:font-weight-complex="normal"/>
    </style:style>
    <style:style style:name="P6" style:family="paragraph" style:parent-style-name="Standard">
      <style:text-properties fo:font-size="18.25pt" fo:font-weight="normal" officeooo:rsid="001cf4c4" officeooo:paragraph-rsid="001cf4c4" style:font-size-asian="16pt" style:language-asian="zh" style:country-asian="CN" style:font-weight-asian="normal" style:font-size-complex="18.25pt" style:font-weight-complex="normal"/>
    </style:style>
    <style:style style:name="P7" style:family="paragraph" style:parent-style-name="Standard">
      <style:text-properties fo:font-size="22pt" fo:font-weight="bold" officeooo:rsid="0012f521" officeooo:paragraph-rsid="0012f521" style:font-size-asian="22pt" style:language-asian="zh" style:country-asian="CN" style:font-weight-asian="bold" style:font-size-complex="22pt" style:font-weight-complex="bold"/>
    </style:style>
    <style:style style:name="P8" style:family="paragraph" style:parent-style-name="Standard">
      <style:text-properties fo:font-size="18.25pt" fo:font-weight="normal" officeooo:rsid="002056e9" officeooo:paragraph-rsid="002056e9" style:font-size-asian="16pt" style:language-asian="zh" style:country-asian="CN" style:font-weight-asian="normal" style:font-size-complex="18.25pt" style:font-weight-complex="normal"/>
    </style:style>
    <style:style style:name="T1" style:family="text">
      <style:text-properties officeooo:rsid="00195a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,常量</text:p>
      <text:p text:style-name="P2">在程序的运行期数据不发生变化的量就是常量</text:p>
      <text:p text:style-name="P2">整数的常量：24小时，365天</text:p>
      <text:p text:style-name="P2">字符：‘男‘</text:p>
      <text:p text:style-name="P2">布尔类型：true false</text:p>
      <text:p text:style-name="P2">空常量：null</text:p>
      <text:p text:style-name="P1">2，变量</text:p>
      <text:p text:style-name="P2">在程序运行的过程中存储可以变化的数据的量（内存的空）就叫做变量</text:p>
      <text:p text:style-name="P2">3,变量的定义</text:p>
      <text:p text:style-name="P2">语法：数据类型 变量名字 =初始值</text:p>
      <text:p text:style-name="P2">等号（=）赋值</text:p>
      <text:p text:style-name="P2">变量的定义位置：定义在方法中或者语句块中</text:p>
      <text:p text:style-name="P2">4，变量的使用范围</text:p>
      <text:p text:style-name="P2">变量只能在当前的大括号和当前的大括号的子括号内使用</text:p>
      <text:p text:style-name="P7">3,数据类型的转换</text:p>
      <text:p text:style-name="P2">8中数据类型除了boolean类型以外都能转换</text:p>
      <text:p text:style-name="P2">1自动转换</text:p>
      <text:p text:style-name="P4">整数类型：</text:p>
      <text:p text:style-name="P2">变量在做计算的时候可能溢出的情况，那么java语言采用自动类型转换的方式来处理</text:p>
      <text:p text:style-name="P2">小的空间的数据类型向大的空间的数据类型去转换</text:p>
      <text:p text:style-name="P3">byte,short,char在做计算的时候会自动的提升数据类型int</text:p>
      <text:p text:style-name="P2">byte在做运算的时候会自动的提升成int</text:p>
      <text:p text:style-name="P2">char类型的数据在参与运算的时候，每个char背后都对应着一个数值的Ascil码，参与计算的是Ascil码</text:p>
      <text:p text:style-name="P2"><text:span text:style-name="T1">使</text:span>用short和byte计算也会提升成int</text:p>
      <text:p text:style-name="P4">小数类型：</text:p>
      <text:p text:style-name="P4">float类型和float计算不会有类型提升</text:p>
      <text:p text:style-name="P4">float类型和所有整数类型计算都会转成float</text:p>
      <text:p text:style-name="P4">double同样</text:p>
      <text:p text:style-name="P4">2强制转换</text:p>
      <text:p text:style-name="P6">大空间的数据类型向小空间</text:p>
      <text:p text:style-name="P4">语法：（目标数据类型）变量名</text:p>
      <text:p text:style-name="P5">把int类型强制转换成short</text:p>
      <text:p text:style-name="P5"><text:soft-page-break/>short s=（short）int变量</text:p>
      <text:p text:style-name="P6">强制转换有可能损失精度，因为要转换的变量的值可能超过目标类型的最大值</text:p>
      <text:p text:style-name="P8">小数转换整数会舍弃小数位</text:p>
      <text:p text:style-name="P8">char类型可以转换为short int long float double类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0M</meta:editing-duration>
    <meta:editing-cycles>6</meta:editing-cycles>
    <meta:generator>LibreOffice/5.3.0.3$Windows_X86_64 LibreOffice_project/7074905676c47b82bbcfbea1aeefc84afe1c50e1</meta:generator>
    <dc:date>2018-01-13T16:12:32.257000000</dc:date>
    <meta:document-statistic meta:table-count="0" meta:image-count="0" meta:object-count="0" meta:page-count="2" meta:paragraph-count="36" meta:word-count="500" meta:character-count="636" meta:non-whitespace-character-count="628"/>
    <meta:user-defined meta:name="Info 1"/>
    <meta:user-defined meta:name="Info 2"/>
    <meta:user-defined meta:name="Info 3"/>
    <meta:user-defined meta:name="Info 4"/>
  </office:meta>
</office:document-meta>
</file>